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07a" officeooo:paragraph-rsid="000b407a"/>
    </style:style>
    <style:style style:name="T1" style:family="text">
      <style:text-properties officeooo:rsid="000e9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9_1334354479"/><text:bookmark-start text:name="__DdeLink__0_1656442780"/>./config.sh --with-squids=/fs01/ma05/homes/tehrhard/software/squids --python-bin=/fs01/ma05/homes/tehrhard/software/pisa_cake/bin/python --with-python-bindings --with-boost-libdir=/usr/lib/x86_64-linux-gnu/ --with-boost-incdir=/usr/include<text:bookmark-end text:name="__DdeLink__0_1656442780"/> --<text:span text:style-name="T1">prefix=/fs01/ma05/homes/tehrhard/software/nusquids_nsi</text:span><text:bookmark-end text:name="__DdeLink__9_13343544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09:25.693691812</meta:creation-date>
    <dc:date>2017-10-23T19:23:40.723939421</dc:date>
    <meta:editing-duration>PT1H59M5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13" meta:character-count="296" meta:non-whitespace-character-count="290"/>
  </office:meta>
</office:document-meta>
</file>